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3bc4a6" officeooo:paragraph-rsid="00164158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52fe2" officeooo:paragraph-rsid="00164158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737dd" officeooo:paragraph-rsid="00164158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bc4a6" officeooo:paragraph-rsid="00164158" style:font-size-asian="9pt" style:font-size-complex="9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2caa6" officeooo:paragraph-rsid="00164158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d0441" style:font-size-asian="9pt" style:font-size-complex="9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64158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52fe2" officeooo:paragraph-rsid="00164158" style:font-size-asian="9pt" style:font-size-complex="9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737dd" officeooo:paragraph-rsid="00164158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1eaad4" officeooo:paragraph-rsid="001eaad4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7f171" officeooo:paragraph-rsid="0027f171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48bd5" officeooo:paragraph-rsid="002a96f7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1eaad4" officeooo:paragraph-rsid="001eaad4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1eaad4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248bd5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7f171" officeooo:paragraph-rsid="0027f171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9638d" officeooo:paragraph-rsid="0029638d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29638d" officeooo:paragraph-rsid="0029638d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1d0441" officeooo:paragraph-rsid="001d0441" style:font-size-asian="9pt" style:font-size-complex="9pt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1d0441" officeooo:paragraph-rsid="002dfed7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64158" style:font-size-asian="9pt" style:font-size-complex="9pt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2dfed7" style:font-size-asian="9pt" style:font-size-complex="9pt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52fe2" officeooo:paragraph-rsid="00164158" style:font-size-asian="9pt" style:font-size-complex="9pt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452fe2" officeooo:paragraph-rsid="00164158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4387b" officeooo:paragraph-rsid="002dfed7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9638d" officeooo:paragraph-rsid="0029638d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3bc3f" officeooo:paragraph-rsid="0033bc3f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59afc" officeooo:paragraph-rsid="00359afc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33bc3f" officeooo:paragraph-rsid="0033bc3f" style:font-size-asian="9pt" style:font-weight-asian="bold" style:font-size-complex="9pt" style:font-weight-complex="bold"/>
    </style:style>
    <style:style style:name="T1" style:family="text">
      <style:text-properties officeooo:rsid="00452fe2"/>
    </style:style>
    <style:style style:name="T2" style:family="text">
      <style:text-properties officeooo:rsid="00196678"/>
    </style:style>
    <style:style style:name="T3" style:family="text">
      <style:text-properties officeooo:rsid="001d0441"/>
    </style:style>
    <style:style style:name="T4" style:family="text">
      <style:text-properties officeooo:rsid="00240ed3"/>
    </style:style>
    <style:style style:name="T5" style:family="text">
      <style:text-properties officeooo:rsid="0029638d"/>
    </style:style>
    <style:style style:name="T6" style:family="text">
      <style:text-properties officeooo:rsid="003140d5"/>
    </style:style>
    <style:style style:name="T7" style:family="text">
      <style:text-properties officeooo:rsid="00359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4">cd</text:p>
      <text:p text:style-name="P4">nano .bash_profile</text:p>
      <text:p text:style-name="P4">export JAVA_HOME=/usr/lib/jvm/default-java</text:p>
      <text:p text:style-name="P4">source ~/.bash_profile</text:p>
      <text:p text:style-name="P4">echo $JAVA_HOME</text:p>
      <text:p text:style-name="P4"/>
      <text:p text:style-name="P1">WildFly:</text:p>
      <text:p text:style-name="P4">cd</text:p>
      <text:p text:style-name="P4">wget <text:a xlink:type="simple" xlink:href="http://download.jboss.org/wildfly/13.0.0.Final/wildfly-13.0.0.Final.tar.gz" text:style-name="Internet_20_link" text:visited-style-name="Visited_20_Internet_20_Link">http://download.jboss.org/wildfly/13.0.0.Final/wildfly-13.0.0.Final.tar.gz</text:a></text:p>
      <text:p text:style-name="P4">tar -zxvf wildfly-13.0.0.Final.tar.gz</text:p>
      <text:p text:style-name="P4">ln -s wildfly-13.0.0.Final wildfly</text:p>
      <text:p text:style-name="P4">nano /home/&lt;user&gt;/.bash_profile</text:p>
      <text:p text:style-name="P4">export JBOSS_HOME=/home/&lt;user&gt;/wildfly</text:p>
      <text:p text:style-name="P4">export WILDFLY_HOME=$JBOSS_HOME</text:p>
      <text:p text:style-name="P4">source ~/.bash_profile</text:p>
      <text:p text:style-name="P4">Do pliku .bashrc należy dodać:</text:p>
      <text:p text:style-name="P4">. /home/&lt;user&gt;/.bash_profile</text:p>
      <text:p text:style-name="P5">Start serwera:</text:p>
      <text:p text:style-name="P5">./bin/standalone.sh</text:p>
      <text:p text:style-name="P5">Dziala na portach:</text:p>
      <text:p text:style-name="P5">127.0.0.1:8080</text:p>
      <text:p text:style-name="P5">127.0.0.1:9990</text:p>
      <text:p text:style-name="P7"/>
      <text:p text:style-name="P24"/>
      <text:p text:style-name="P2">Stworz projekt Maven z archetypu:</text:p>
      <text:p text:style-name="P8">maven-archetype-webapp</text:p>
      <text:p text:style-name="P8"/>
      <text:p text:style-name="P25">Dodaj do pom.xml typ pakowania:</text:p>
      <text:p text:style-name="P22">&lt;packaging&gt;jar&lt;/packaging&gt; </text:p>
      <text:p text:style-name="P20">albo</text:p>
      <text:p text:style-name="P22">&lt;packaging&gt;<text:span text:style-name="T3">war</text:span>&lt;/packaging&gt; </text:p>
      <text:p text:style-name="P22"><text:bookmark-start text:name="__DdeLink__202_2819819561"/>&lt;plugins&gt;</text:p>
      <text:p text:style-name="P22"><text:s text:c="7"/>&lt;plugin&gt;</text:p>
      <text:p text:style-name="P22"><text:tab/>&lt;groupId&gt;org.apache.maven.plugins&lt;/groupId&gt;</text:p>
      <text:p text:style-name="P22"><text:tab/>&lt;artifactId&gt;maven-war-plugin&lt;/artifactId&gt;</text:p>
      <text:p text:style-name="P22"><text:tab/>&lt;version&gt;3.2.0&lt;/version&gt;</text:p>
      <text:p text:style-name="P22"><text:s text:c="7"/>&lt;/plugin&gt;</text:p>
      <text:p text:style-name="P22"><text:s text:c="8"/>&lt;plugin&gt;</text:p>
      <text:p text:style-name="P22"><text:tab/>&lt;groupId&gt;org.apache.maven.plugins&lt;/groupId&gt;</text:p>
      <text:p text:style-name="P22"><text:tab/>&lt;artifactId&gt;maven-jar-plugin&lt;/artifactId&gt;</text:p>
      <text:p text:style-name="P22"><text:tab/>&lt;version&gt;3.0.2&lt;/version&gt;</text:p>
      <text:p text:style-name="P22"><text:s text:c="7"/>&lt;/plugin&gt;</text:p>
      <text:p text:style-name="P22">&lt;/plugins<text:span text:style-name="T1">&gt;</text:span><text:bookmark-end text:name="__DdeLink__202_2819819561"/></text:p>
      <text:p text:style-name="P8"/>
      <text:p text:style-name="P3">Automatic p<text:span text:style-name="T2">a</text:span>ckage with deployment on wildFly</text:p>
      <text:p text:style-name="P9"><text:bookmark-start text:name="__DdeLink__206_2819819561"/>&lt;plugin&gt;</text:p>
      <text:p text:style-name="P9"><text:s text:c="4"/>&lt;groupId&gt;org.wildfly.plugins&lt;/groupId&gt;</text:p>
      <text:p text:style-name="P9"><text:s text:c="4"/>&lt;artifactId&gt;wildfly-maven-plugin&lt;/artifactId&gt;</text:p>
      <text:p text:style-name="P9"><text:s text:c="4"/>&lt;version&gt;1.2.2.Final&lt;/version&gt;</text:p>
      <text:p text:style-name="P9">&lt;/plugin&gt;<text:bookmark-end text:name="__DdeLink__206_2819819561"/></text:p>
      <text:p text:style-name="P9"/>
      <text:p text:style-name="P9">mvn clean package wildfly:deploy</text:p>
      <text:p text:style-name="P9"/>
      <text:p text:style-name="P10">Servlets</text:p>
      <text:p text:style-name="P13"><text:span text:style-name="T4">Potrzebne z</text:span>aleznosci w pom.xml do pracy z servletami:</text:p>
      <text:p text:style-name="P13">&lt;dependencies&gt;</text:p>
      <text:p text:style-name="P13"><text:bookmark-start text:name="__DdeLink__209_2819819561"/><text:tab/>&lt;dependency&gt;</text:p>
      <text:p text:style-name="P13"><text:tab/><text:tab/>&lt;groupId&gt;javax&lt;/groupId&gt;</text:p>
      <text:p text:style-name="P13"><text:tab/><text:tab/>&lt;artifactId&gt;javaee-api&lt;/artifactId&gt;</text:p>
      <text:p text:style-name="P13"><text:tab/><text:tab/>&lt;version&gt;8.0&lt;/version&gt;</text:p>
      <text:p text:style-name="P13"><text:tab/>&lt;/dependency&gt;<text:bookmark-end text:name="__DdeLink__209_2819819561"/></text:p>
      <text:p text:style-name="P13">&lt;dependencies&gt;</text:p>
      <text:p text:style-name="P14"/>
      <text:p text:style-name="P15"/>
      <text:p text:style-name="P15"/>
      <text:p text:style-name="P11"><text:soft-page-break/><text:span text:style-name="T6">opcjonalnie - </text:span>Nadanie wlasniej sciezki do aplikacji <text:span text:style-name="T5">(App Root Namespace)</text:span></text:p>
      <text:p text:style-name="P16">Domyślnym adresem naszej aplikacji jest:</text:p>
      <text:p text:style-name="P16">http://[host]:[port]/${project.artifactId}/[servlet-context]</text:p>
      <text:p text:style-name="P15">Nazwą tą zarządzamy w pliku pom.xml:</text:p>
      <text:p text:style-name="P15">&lt;build&gt;</text:p>
      <text:p text:style-name="P15"><text:tab/>&lt;finalName&gt;${project.artifactId}&lt;/finalName&gt;</text:p>
      <text:p text:style-name="P15">&lt;/build&gt;</text:p>
      <text:p text:style-name="P15"/>
      <text:p text:style-name="P12"/>
      <text:p text:style-name="P12"><text:span text:style-name="T5">D</text:span>omyśln<text:span text:style-name="T5">y</text:span> context root</text:p>
      <text:p text:style-name="P17">Przed zmiana konfiguracji:</text:p>
      <text:p text:style-name="P17"><text:tab/>http://[host]:[port]/${project.artifactId}/[servlet-context]</text:p>
      <text:p text:style-name="P17">Po zmianie konfiguracji:</text:p>
      <text:p text:style-name="P17"><text:tab/>http://[host]:[port]/[servlet-context]</text:p>
      <text:p text:style-name="P17"/>
      <text:p text:style-name="P18">Plik <text:bookmark-start text:name="__DdeLink__211_2819819561"/>jboss-web.xml<text:bookmark-end text:name="__DdeLink__211_2819819561"/> tworzymy w katalogu WEB-INF:</text:p>
      <text:p text:style-name="P17"><text:bookmark-start text:name="__DdeLink__213_2819819561"/>&lt;?xml version="1.0" encoding="UTF-8"?&gt;</text:p>
      <text:p text:style-name="P17">&lt;jboss-web xmlns="http://www.jboss.com/xml/ns/javaee"</text:p>
      <text:p text:style-name="P17"><text:tab/> <text:s text:c="2"/>xmlns:xsi="http://www.w3.org/2001/XMLSchema-instance"</text:p>
      <text:p text:style-name="P17"><text:tab/> <text:s text:c="2"/>xsi:schemaLocation="http://www.jboss.com/xml/ns/javaee</text:p>
      <text:p text:style-name="P17"><text:s text:c="11"/>http://www.jboss.org/j2ee/schema/jboss-web_11_0.xsd" version="11.0"&gt;</text:p>
      <text:p text:style-name="P17"><text:s text:c="10"/>&lt;context-root&gt;/&lt;/context-root&gt;</text:p>
      <text:p text:style-name="P17">&lt;/jboss-web&gt;<text:bookmark-end text:name="__DdeLink__213_2819819561"/></text:p>
      <text:p text:style-name="P17"/>
      <text:p text:style-name="P17"/>
      <text:p text:style-name="P29">Jesli error przy deploymencie: DuplicateServiceException...session is already registered, <text:span text:style-name="T7">to usun ze standalone:</text:span></text:p>
      <text:p text:style-name="P28">&lt;deployments&gt;</text:p>
      <text:p text:style-name="P28"><text:tab/>&lt;deployment&gt;</text:p>
      <text:p text:style-name="P28"><text:tab/><text:tab/>cos stam</text:p>
      <text:p text:style-name="P28"><text:tab/>&lt;/deployment&gt;</text:p>
      <text:p text:style-name="P28">&lt;/deployments&gt;</text:p>
      <text:p text:style-name="P27"/>
      <text:p text:style-name="P27"/>
      <text:p text:style-name="P27"/>
      <text:p text:style-name="P29">#Znajdz proces ktory używa portu 9990 i zabij :)</text:p>
      <text:p text:style-name="P27">lsof -i :9990</text:p>
      <text:p text:style-name="P27">sudo kill -9 &lt;PI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3:41:16.527985844</meta:creation-date>
    <dc:date>2018-08-20T00:25:02.222840895</dc:date>
    <meta:editing-duration>PT8H56M41S</meta:editing-duration>
    <meta:editing-cycles>27</meta:editing-cycles>
    <meta:generator>LibreOffice/6.0.3.2$Linux_X86_64 LibreOffice_project/00m0$Build-2</meta:generator>
    <meta:document-statistic meta:table-count="0" meta:image-count="0" meta:object-count="0" meta:page-count="2" meta:paragraph-count="85" meta:word-count="188" meta:character-count="2470" meta:non-whitespace-character-count="2274"/>
  </office:meta>
</office:document-meta>
</file>